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number of links</text:p>
          </table:table-cell>
          <table:table-cell office:value-type="string" calcext:value-type="string">
            <text:p>number of mentions</text:p>
          </table:table-cell>
        </table:table-row>
        <table:table-row table:style-name="ro1">
          <table:table-cell office:value-type="string" calcext:value-type="string">
            <text:p>googlec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ry Pyth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bea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shipst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tu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stebi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n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-training-wheel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sh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ormi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academ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fiddl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lzume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ety Hac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forg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ibblela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nega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yMon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cadem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rbyt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gtf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boo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honthene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acit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native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instruction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ructab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gspo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kiboo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bn-internation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ri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ddi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runch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yrub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thontu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r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tvd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abbe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btut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rnrubythehardwa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d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cemak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arn-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veOfProgramm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overflo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l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rnpyth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bymath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eweav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zo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oquent JavaScrip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leniumhq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yofthewoo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asfo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ntsc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ym-cd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osoftvirtualacadem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u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tinfowl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craftmapdownlo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t-sc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mgu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ckexchan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eblock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ar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o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3" meta:object-count="0"/>
    <meta:generator>LibreOffice/4.2.7.2$Linux_X86_64 LibreOffice_project/420m0$Build-2</meta:generator>
  </office:meta>
</office:document-meta>
</file>